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9799in"/>
    </style:style>
    <style:style style:name="co8" style:family="table-column">
      <style:table-column-properties fo:break-before="auto" style:column-width="0.7173in"/>
    </style:style>
    <style:style style:name="co9" style:family="table-column">
      <style:table-column-properties fo:break-before="auto" style:column-width="0.8591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8307in"/>
    </style:style>
    <style:style style:name="co12" style:family="table-column">
      <style:table-column-properties fo:break-before="auto" style:column-width="1.4134in"/>
    </style:style>
    <style:style style:name="co13" style:family="table-column">
      <style:table-column-properties fo:break-before="auto" style:column-width="0.9516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7953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0.5327in"/>
    </style:style>
    <style:style style:name="co19" style:family="table-column">
      <style:table-column-properties fo:break-before="auto" style:column-width="0.8945in"/>
    </style:style>
    <style:style style:name="co20" style:family="table-column">
      <style:table-column-properties fo:break-before="auto" style:column-width="0.902in"/>
    </style:style>
    <style:style style:name="co21" style:family="table-column">
      <style:table-column-properties fo:break-before="auto" style:column-width="2.8335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hess_com_games_2026-03-15_combined_elo_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game_index</text:p>
          </table:table-cell>
          <table:table-cell office:value-type="string" calcext:value-type="string">
            <text:p>source_index</text:p>
          </table:table-cell>
          <table:table-cell table:style-name="Default" office:value-type="string" calcext:value-type="string">
            <text:p>played_at_utc</text:p>
          </table:table-cell>
          <table:table-cell table:style-name="Default" office:value-type="string" calcext:value-type="string">
            <text:p>game_date</text:p>
          </table:table-cell>
          <table:table-cell table:style-name="Default" office:value-type="string" calcext:value-type="string">
            <text:p>game_time_utc</text:p>
          </table:table-cell>
          <table:table-cell office:value-type="string" calcext:value-type="string">
            <text:p>timezone_offset</text:p>
          </table:table-cell>
          <table:table-cell table:style-name="Default" office:value-type="string" calcext:value-type="string">
            <text:p>has_end_ti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_color</text:p>
          </table:table-cell>
          <table:table-cell office:value-type="string" calcext:value-type="string">
            <text:p>player_elo</text:p>
          </table:table-cell>
          <table:table-cell office:value-type="string" calcext:value-type="string">
            <text:p>elo_change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opponent_elo</text:p>
          </table:table-cell>
          <table:table-cell table:style-name="Default" office:value-type="string" calcext:value-type="string">
            <text:p>opponent_is_bo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_contro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layer_result</text:p>
          </table:table-cell>
          <table:table-cell office:value-type="string" calcext:value-type="string">
            <text:p>player_score</text:p>
          </table:table-cell>
          <table:table-cell office:value-type="string" calcext:value-type="string">
            <text:p>termin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6-02-13 02:37:46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2:37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poovaa10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6-02-13 03:42:21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3:42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6" calcext:value-type="float">
            <text:p>416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amerjibri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jibril won by resign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6-02-13 03:53:21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3:53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25" calcext:value-type="float">
            <text:p>325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Neal-M-P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l-M-P won by resign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6-02-13 04:00:15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4:00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255" calcext:value-type="float">
            <text:p>255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Kana_Sibi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a_Sibi won by checkm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6-02-13 04:03:56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4:03: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15" calcext:value-type="float">
            <text:p>3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sevasanth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6-02-13 04:13:27</text:p>
          </table:table-cell>
          <table:table-cell office:value-type="date" office:date-value="2026-02-13" calcext:value-type="date">
            <text:p>2026-02-13</text:p>
          </table:table-cell>
          <table:table-cell office:value-type="string" calcext:value-type="string">
            <text:p>04:13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gasriches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6-02-14 00:00:00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00:00: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39" calcext:value-type="float">
            <text:p>339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ilip-BO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Play vs Bo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ip-BOT won by resign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6-02-14 02:51:27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02:51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sCarlse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6-02-14 03:43:01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03:43: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39" calcext:value-type="float">
            <text:p>339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Krishyogi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shyogi9 won by resign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6-02-14 03:46:18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03:46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atoneguy_coli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6-02-14 13:59:15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13:59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1" calcext:value-type="float">
            <text:p>4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3kko1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6-02-14 14:11:28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14:11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71" calcext:value-type="float">
            <text:p>37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eduffyy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ffyy won by resignat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6-02-14 15:39:17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15:39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aynebTlili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- timeout vs insufficient materi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6-02-14 15:53:49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15:53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35" calcext:value-type="float">
            <text:p>33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tjBalamuruga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jBalamurugan won by checkma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6-02-14 16:11:40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16:11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06" calcext:value-type="float">
            <text:p>306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WhoRaiiinZon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oRaiiinZone won by resigna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6-02-14 20:14:02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20:14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O-223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6-02-14 20:18:18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20:18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59" calcext:value-type="float">
            <text:p>3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rernom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6-02-14 20:34:00</text:p>
          </table:table-cell>
          <table:table-cell office:value-type="date" office:date-value="2026-02-14" calcext:value-type="date">
            <text:p>2026-02-14</text:p>
          </table:table-cell>
          <table:table-cell office:value-type="string" calcext:value-type="string">
            <text:p>20:34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39" calcext:value-type="float">
            <text:p>33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Npolk2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olk24 won by checkma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6-02-15 01:57:53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01:57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0" calcext:value-type="float">
            <text:p>4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iltonwillam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6-02-15 02:18:15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02:18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7" calcext:value-type="float">
            <text:p>407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JorgiePi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iePi won - game abandon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6-02-15 15:01:31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15:01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37" calcext:value-type="float">
            <text:p>337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kshay83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shay836 won by resignat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6-02-15 15:13:18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15:13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18" calcext:value-type="float">
            <text:p>31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hamzo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zo3 won by resignati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6-02-15 15:34:07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15:34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azydude_1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6-02-15 16:04:58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16:04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ishyogi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6-02-15 21:34:35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1:34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kelk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6-02-15 21:53:59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1:53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bemichu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6-02-15 22:08:10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2:08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72" calcext:value-type="float">
            <text:p>372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af-demir-0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-demir-03 won by resignat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6-02-15 22:17:26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2:17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isayed63199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6-02-15 22:39:23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2:39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thingelse7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6-02-15 23:04:11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23:04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aSerbskiLud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6-02-16 11:04:07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1:04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ctoc197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6-02-16 12:55:19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2:55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7" calcext:value-type="float">
            <text:p>40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Adiconfir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iconfirm won by checkmat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6-02-16 13:42:30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3:42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rish63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6-02-16 13:59:20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3:59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ysiach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6-02-16 15:22:02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5:22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heeshjoe217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6-02-16 16:51:49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6:51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48" calcext:value-type="float">
            <text:p>4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_I_M_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6-02-16 19:15:28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19:15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36" calcext:value-type="float">
            <text:p>436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SOnihary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hary won by resign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6-02-16 20:59:28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0:59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busrinish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6-02-16 21:33:49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1:33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rya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by repetit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6-02-16 22:17:51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17: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5" calcext:value-type="float">
            <text:p>43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738Mag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8Mag won by resignat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6-02-16 22:24:34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24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6" calcext:value-type="float">
            <text:p>42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hab-hassan1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hab-hassan12 won by resignati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6-02-16 22:29:09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29: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ach8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6-02-16 22:35:49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35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6" calcext:value-type="float">
            <text:p>42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Maripier2527v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pier2527v3 won by resignati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6-02-16 22:37:14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37: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aephonDelat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6-02-16 22:41:20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22:41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sief7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6-02-17 00:00:00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00:00: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ip-BO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Play vs Bo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6-02-17 18:39:27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18:39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lieelrodd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by stalema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6-02-17 19:46:02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19:46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4" calcext:value-type="float">
            <text:p>43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ujai1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jai14 won by resignati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6-02-17 20:10:39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20:10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updup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6-02-17 23:03:12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23:03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oy968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6-02-18 18:36:02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18:36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42" calcext:value-type="float">
            <text:p>44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idan-aja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an-aja won by checkma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6-02-18 18:48:00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18:48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5" calcext:value-type="float">
            <text:p>43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hinola2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ola26 won by resigna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6-02-18 19:04:50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19:04: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7" calcext:value-type="float">
            <text:p>42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cpl123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1234 won by resign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6-02-18 19:14:54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19:14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v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6-02-18 19:34:22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19:34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7" calcext:value-type="float">
            <text:p>42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tomek1736369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ek17363692 won by resignati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6-02-18 20:00:30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0:0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9" calcext:value-type="float">
            <text:p>41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andawa1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dawa11 won by resignati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6-02-18 20:27:21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0:27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shangops3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6-02-18 21:28:08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1:28: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9" calcext:value-type="float">
            <text:p>41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orena-zsh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rena-zsh won by checkma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6-02-18 23:03:03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3:03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1" calcext:value-type="float">
            <text:p>41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House_X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se_X won by resign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6-02-18 23:08:47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3:08: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3" calcext:value-type="float">
            <text:p>40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LABUBUUSER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UBUUSER won by checkmat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6-02-18 23:28:34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23:28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nicolas300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6-02-19 02:10:05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02:10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5" calcext:value-type="float">
            <text:p>39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ErTuran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Turan14 won by resign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6-02-19 16:31:17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16:31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ibij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ibij won by checkmat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6-02-19 16:59:01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16:59: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4" calcext:value-type="float">
            <text:p>39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_1234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_1234L won by checkmat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6-02-19 17:12:39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17:12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3" calcext:value-type="float">
            <text:p>4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ceex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6-02-19 20:27:22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20:27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5" calcext:value-type="float">
            <text:p>39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adalin97V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alin97V won by checkma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6-02-19 22:13:59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22:13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hos2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6-02-20 02:09:56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02:09: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87" calcext:value-type="float">
            <text:p>387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lmonify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onify won by checkmat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6-02-21 17:02:11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17:02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irat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2026-02-21 19:27:37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19:27: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iPrashanth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2026-02-21 20:22:54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20:22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rr_rr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6-02-22 00:00:50</text:p>
          </table:table-cell>
          <table:table-cell office:value-type="date" office:date-value="2026-02-22" calcext:value-type="date">
            <text:p>2026-02-22</text:p>
          </table:table-cell>
          <table:table-cell office:value-type="string" calcext:value-type="string">
            <text:p>00:00: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5" calcext:value-type="float">
            <text:p>39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bood2006koko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ood2006koko won by resignat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6-02-22 21:46:12</text:p>
          </table:table-cell>
          <table:table-cell office:value-type="date" office:date-value="2026-02-22" calcext:value-type="date">
            <text:p>2026-02-22</text:p>
          </table:table-cell>
          <table:table-cell office:value-type="string" calcext:value-type="string">
            <text:p>21:46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erslches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ierslchess won by checkmat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6-02-24 00:03:59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00:03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76" calcext:value-type="float">
            <text:p>376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cmg314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g3147 won by resign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6-02-24 00:11:54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00:11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mx180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6-02-24 00:38:43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00:38: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carpapp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6-02-24 18:36:23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18:36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llSpidey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6-02-24 18:49:06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18:49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94" calcext:value-type="float">
            <text:p>39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artiko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tiko won by checkmat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6-02-24 20:42:03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0:42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85" calcext:value-type="float">
            <text:p>38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DanielFlor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Flora won by resignat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6-02-24 20:59:22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0:59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is_E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6-02-24 21:18:45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1:18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85" calcext:value-type="float">
            <text:p>38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1_THE_KING_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_THE_KING_1 won by resigna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6-02-24 21:28:40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1:28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77" calcext:value-type="float">
            <text:p>37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alman11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man1197 won by checkma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6-02-24 21:47:42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1:47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ssmo18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6-02-24 23:42:25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3:42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ixx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by stalemat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6-02-24 23:44:27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3:44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eengambit20260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6-02-24 23:54:40</text:p>
          </table:table-cell>
          <table:table-cell office:value-type="date" office:date-value="2026-02-24" calcext:value-type="date">
            <text:p>2026-02-24</text:p>
          </table:table-cell>
          <table:table-cell office:value-type="string" calcext:value-type="string">
            <text:p>23:54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84" calcext:value-type="float">
            <text:p>38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757nickola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7nickolas won by resignati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6-02-25 00:11:17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00:11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iana_Carlesso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by stalemat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6-02-25 14:12:36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4:12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84" calcext:value-type="float">
            <text:p>384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avanKatari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anKataria won by resignat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6-02-25 14:17:23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4:17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oud19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6-02-25 14:33:29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4:33: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s202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6-02-25 14:49:01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4:49: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usTheGreat052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6-02-25 18:02:17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8:02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9" calcext:value-type="float">
            <text:p>39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cb07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0790 won by checkmat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6-02-25 18:17:44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8:17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daodrog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/2-1/2</text:p>
          </table:table-cell>
          <table:table-cell office:value-type="string" calcext:value-type="string">
            <text:p>dra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drawn by stalema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6-02-25 18:36:01</text:p>
          </table:table-cell>
          <table:table-cell office:value-type="date" office:date-value="2026-02-25" calcext:value-type="date">
            <text:p>2026-02-25</text:p>
          </table:table-cell>
          <table:table-cell office:value-type="string" calcext:value-type="string">
            <text:p>18:36: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janli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26-02-26 13:18:10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13:18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neshTamizh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2026-02-26 15:05:59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15:05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8" calcext:value-type="float">
            <text:p>40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bulathjgv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lathjgv won by checkmate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026-02-26 15:57:10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15:57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0" calcext:value-type="float">
            <text:p>40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GShafer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Shafer won by resignation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2026-02-26 22:20:20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22:20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392" calcext:value-type="float">
            <text:p>39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exter_Wayn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er_Wayne won by checkmate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2026-02-27 20:36:25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20:36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aheee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026-02-27 21:21:47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21:21: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ooon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2026-02-27 21:30:46</text:p>
          </table:table-cell>
          <table:table-cell office:value-type="date" office:date-value="2026-02-27" calcext:value-type="date">
            <text:p>2026-02-27</text:p>
          </table:table-cell>
          <table:table-cell office:value-type="string" calcext:value-type="string">
            <text:p>21:30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0" calcext:value-type="float">
            <text:p>40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ofd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fd0 won by resignation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2026-02-28 14:26:06</text:p>
          </table:table-cell>
          <table:table-cell office:value-type="date" office:date-value="2026-02-28" calcext:value-type="date">
            <text:p>2026-02-28</text:p>
          </table:table-cell>
          <table:table-cell office:value-type="string" calcext:value-type="string">
            <text:p>14:26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SAKARYALI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on time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2026-03-11 18:04:11</text:p>
          </table:table-cell>
          <table:table-cell office:value-type="date" office:date-value="2026-03-11" calcext:value-type="date">
            <text:p>2026-03-11</text:p>
          </table:table-cell>
          <table:table-cell office:value-type="string" calcext:value-type="string">
            <text:p>18:04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iok2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2026-03-11 19:13:03</text:p>
          </table:table-cell>
          <table:table-cell office:value-type="date" office:date-value="2026-03-11" calcext:value-type="date">
            <text:p>2026-03-11</text:p>
          </table:table-cell>
          <table:table-cell office:value-type="string" calcext:value-type="string">
            <text:p>19:13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08" calcext:value-type="float">
            <text:p>40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lephmetatron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string" calcext:value-type="string">
            <text:p>900+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phmetatron won by resignation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2026-03-13 17:00:49</text:p>
          </table:table-cell>
          <table:table-cell office:value-type="date" office:date-value="2026-03-13" calcext:value-type="date">
            <text:p>2026-03-13</text:p>
          </table:table-cell>
          <table:table-cell office:value-type="string" calcext:value-type="string">
            <text:p>17:00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samec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- game abandoned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2026-03-13 17:28:36</text:p>
          </table:table-cell>
          <table:table-cell office:value-type="date" office:date-value="2026-03-13" calcext:value-type="date">
            <text:p>2026-03-13</text:p>
          </table:table-cell>
          <table:table-cell office:value-type="string" calcext:value-type="string">
            <text:p>17:28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hijeetnegi12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2026-03-15 10:50:23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0:50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6" calcext:value-type="float">
            <text:p>41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Kikii02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kii025 won by resignation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2026-03-15 11:11:10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1:11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8" calcext:value-type="float">
            <text:p>40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PSBrasi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Brasil won by checkmate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2026-03-15 13:21:19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3:21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wwat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026-03-15 13:27:04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3:27: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un_agarwal1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2026-03-15 14:19:39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4:19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davo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2026-03-15 15:08:42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5:08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4" calcext:value-type="float">
            <text:p>4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urat_Syzdukov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at_Syzdukov won by resignation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2026-03-15 15:14:23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5:14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5" calcext:value-type="float">
            <text:p>41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WaShInGtOnGi3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Gi33 won by resignation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2026-03-15 15:21:34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5:21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aykeerthi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2026-03-15 15:51:21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5:51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rkman7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resignation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2026-03-15 15:57:02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5:57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23" calcext:value-type="float">
            <text:p>4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lexandratsir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ratsiri won by resignation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2026-03-15 19:08:19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9:08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15" calcext:value-type="float">
            <text:p>41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TastefulStreetRa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stefulStreetRat won by resignation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2026-03-15 19:20:27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19:20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Black</text:p>
          </table:table-cell>
          <table:table-cell office:value-type="float" office:value="407" calcext:value-type="float">
            <text:p>40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zizEfeKndr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izEfeKndr won by resignation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2026-03-15 21:10:22</text:p>
          </table:table-cell>
          <table:table-cell office:value-type="date" office:date-value="2026-03-15" calcext:value-type="date">
            <text:p>2026-03-15</text:p>
          </table:table-cell>
          <table:table-cell office:value-type="string" calcext:value-type="string">
            <text:p>21:10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loPistol</text:p>
          </table:table-cell>
          <table:table-cell office:value-type="string" calcext:value-type="string">
            <text:p>White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onmike398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ss.com</text:p>
          </table:table-cell>
          <table:table-cell office:value-type="string" calcext:value-type="string">
            <text:p>Live Ch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Pistol won by checkm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17" meta:object-count="0"/>
    <meta:generator>LibreOffice/24.2.7.2$Linux_X86_64 LibreOffice_project/420$Build-2</meta:generator>
  </office:meta>
</office:document-meta>
</file>